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3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ranch optimisation examp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4 different ways</text:p>
          </table:table-cell>
          <table:table-cell office:value-type="string" table:style-name="ce1">
            <text:p><text:s/>on arrays of 20 sizes from 1 to 79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ing option 0: branch1() on predictable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1: branch1() on unpredictable data</text:p>
          </table:table-cell>
          <table:table-cell table:number-columns-repeated="10" table:style-name="ce1"/>
          <table:table-cell table:style-name="ce1">
            <draw:frame draw:z-index="1" draw:id="id0" draw:style-name="a0" draw:name="Chart 1" svg:x="0.51042in" svg:y="0.00521in" svg:width="7.03986in" svg:height="4.119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1">
            <text:p>testing option 2: branch2() on predictable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3: branch2() on unpredictable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<text:s/>pred.branch1</text:p>
          </table:table-cell>
          <table:table-cell office:value-type="string" table:style-name="ce1">
            <text:p><text:s/>unpred.branch1</text:p>
          </table:table-cell>
          <table:table-cell office:value-type="string" table:style-name="ce1">
            <text:p><text:s/>pred.branch2</text:p>
          </table:table-cell>
          <table:table-cell office:value-type="string" table:style-name="ce1">
            <text:p><text:s/>unpred.branch2</text:p>
          </table:table-cell>
          <table:table-cell table:style-name="ce1"/>
          <table:table-cell office:value-type="string" table:style-name="ce1">
            <text:p>Pred.Branch1.CPE</text:p>
          </table:table-cell>
          <table:table-cell office:value-type="string" table:style-name="ce1">
            <text:p>Unpred.Branch1.CPE</text:p>
          </table:table-cell>
          <table:table-cell office:value-type="string" table:style-name="ce1">
            <text:p>Pred.Branch2.CPE</text:p>
          </table:table-cell>
          <table:table-cell office:value-type="string" table:style-name="ce1">
            <text:p>Unpred.Branch2.CPE</text:p>
          </table:table-cell>
          <table:table-cell table:number-columns-repeated="16374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4725" table:style-name="ce1">
            <text:p>4725</text:p>
          </table:table-cell>
          <table:table-cell office:value-type="float" office:value="4476" table:style-name="ce1">
            <text:p>4476</text:p>
          </table:table-cell>
          <table:table-cell office:value-type="float" office:value="6996" table:style-name="ce1">
            <text:p>6996</text:p>
          </table:table-cell>
          <table:table-cell office:value-type="float" office:value="7131" table:style-name="ce1">
            <text:p>7131</text:p>
          </table:table-cell>
          <table:table-cell table:style-name="ce1"/>
          <table:table-cell office:value-type="float" office:value="2.3624999999999998" table:formula="of:=[.B9]/[.$A9]" table:style-name="ce1">
            <text:p>2.3625</text:p>
          </table:table-cell>
          <table:table-cell office:value-type="float" office:value="2.238" table:formula="of:=[.C9]/[.$A9]" table:style-name="ce1">
            <text:p>2.238</text:p>
          </table:table-cell>
          <table:table-cell office:value-type="float" office:value="3.4980000000000002" table:formula="of:=[.D9]/[.$A9]" table:style-name="ce1">
            <text:p>3.498</text:p>
          </table:table-cell>
          <table:table-cell office:value-type="float" office:value="3.5655000000000001" table:formula="of:=[.E9]/[.$A9]" table:style-name="ce1">
            <text:p>3.5655</text:p>
          </table:table-cell>
          <table:table-cell office:value-type="float" office:value="1.0192967409948541" table:formula="of:=[.J9]/[.I9]" table:style-name="ce1">
            <text:p>1.019296741</text:p>
          </table:table-cell>
          <table:table-cell table:number-columns-repeated="16373"/>
        </table:table-row>
        <table:table-row table:style-name="ro1">
          <table:table-cell office:value-type="float" office:value="46000" table:style-name="ce1">
            <text:p>46000</text:p>
          </table:table-cell>
          <table:table-cell office:value-type="float" office:value="62181" table:style-name="ce1">
            <text:p>62181</text:p>
          </table:table-cell>
          <table:table-cell office:value-type="float" office:value="62205" table:style-name="ce1">
            <text:p>62205</text:p>
          </table:table-cell>
          <table:table-cell office:value-type="float" office:value="65925" table:style-name="ce1">
            <text:p>65925</text:p>
          </table:table-cell>
          <table:table-cell office:value-type="float" office:value="65847" table:style-name="ce1">
            <text:p>65847</text:p>
          </table:table-cell>
          <table:table-cell table:style-name="ce1"/>
          <table:table-cell office:value-type="float" office:value="1.3517608695652175" table:formula="of:=[.B10]/[.$A10]" table:style-name="ce1">
            <text:p>1.35176087</text:p>
          </table:table-cell>
          <table:table-cell office:value-type="float" office:value="1.3522826086956521" table:formula="of:=[.C10]/[.$A10]" table:style-name="ce1">
            <text:p>1.352282609</text:p>
          </table:table-cell>
          <table:table-cell office:value-type="float" office:value="1.4331521739130435" table:formula="of:=[.D10]/[.$A10]" table:style-name="ce1">
            <text:p>1.433152174</text:p>
          </table:table-cell>
          <table:table-cell office:value-type="float" office:value="1.4314565217391304" table:formula="of:=[.E10]/[.$A10]" table:style-name="ce1">
            <text:p>1.431456522</text:p>
          </table:table-cell>
          <table:table-cell office:value-type="float" office:value="0.99881683731513082" table:formula="of:=[.J10]/[.I10]" table:style-name="ce1">
            <text:p>0.998816837</text:p>
          </table:table-cell>
          <table:table-cell table:number-columns-repeated="16373"/>
        </table:table-row>
        <table:table-row table:style-name="ro1">
          <table:table-cell office:value-type="float" office:value="178000" table:style-name="ce1">
            <text:p>178000</text:p>
          </table:table-cell>
          <table:table-cell office:value-type="float" office:value="253992" table:style-name="ce1">
            <text:p>253992</text:p>
          </table:table-cell>
          <table:table-cell office:value-type="float" office:value="253818" table:style-name="ce1">
            <text:p>253818</text:p>
          </table:table-cell>
          <table:table-cell office:value-type="float" office:value="262809" table:style-name="ce1">
            <text:p>262809</text:p>
          </table:table-cell>
          <table:table-cell office:value-type="float" office:value="262791" table:style-name="ce1">
            <text:p>262791</text:p>
          </table:table-cell>
          <table:table-cell table:style-name="ce1"/>
          <table:table-cell office:value-type="float" office:value="1.4269213483146068" table:formula="of:=[.B11]/[.$A11]" table:style-name="ce1">
            <text:p>1.426921348</text:p>
          </table:table-cell>
          <table:table-cell office:value-type="float" office:value="1.425943820224719" table:formula="of:=[.C11]/[.$A11]" table:style-name="ce1">
            <text:p>1.42594382</text:p>
          </table:table-cell>
          <table:table-cell office:value-type="float" office:value="1.4764550561797753" table:formula="of:=[.D11]/[.$A11]" table:style-name="ce1">
            <text:p>1.476455056</text:p>
          </table:table-cell>
          <table:table-cell office:value-type="float" office:value="1.4763539325842696" table:formula="of:=[.E11]/[.$A11]" table:style-name="ce1">
            <text:p>1.476353933</text:p>
          </table:table-cell>
          <table:table-cell office:value-type="float" office:value="0.99993150919489049" table:formula="of:=[.J11]/[.I11]" table:style-name="ce1">
            <text:p>0.999931509</text:p>
          </table:table-cell>
          <table:table-cell table:number-columns-repeated="16373"/>
        </table:table-row>
        <table:table-row table:style-name="ro1">
          <table:table-cell office:value-type="float" office:value="398000" table:style-name="ce1">
            <text:p>398000</text:p>
          </table:table-cell>
          <table:table-cell office:value-type="float" office:value="536328" table:style-name="ce1">
            <text:p>536328</text:p>
          </table:table-cell>
          <table:table-cell office:value-type="float" office:value="535329" table:style-name="ce1">
            <text:p>535329</text:p>
          </table:table-cell>
          <table:table-cell office:value-type="float" office:value="544260" table:style-name="ce1">
            <text:p>544260</text:p>
          </table:table-cell>
          <table:table-cell office:value-type="float" office:value="545304" table:style-name="ce1">
            <text:p>545304</text:p>
          </table:table-cell>
          <table:table-cell table:style-name="ce1"/>
          <table:table-cell office:value-type="float" office:value="1.3475577889447237" table:formula="of:=[.B12]/[.$A12]" table:style-name="ce1">
            <text:p>1.347557789</text:p>
          </table:table-cell>
          <table:table-cell office:value-type="float" office:value="1.3450477386934674" table:formula="of:=[.C12]/[.$A12]" table:style-name="ce1">
            <text:p>1.345047739</text:p>
          </table:table-cell>
          <table:table-cell office:value-type="float" office:value="1.3674874371859296" table:formula="of:=[.D12]/[.$A12]" table:style-name="ce1">
            <text:p>1.367487437</text:p>
          </table:table-cell>
          <table:table-cell office:value-type="float" office:value="1.3701105527638191" table:formula="of:=[.E12]/[.$A12]" table:style-name="ce1">
            <text:p>1.370110553</text:p>
          </table:table-cell>
          <table:table-cell office:value-type="float" office:value="1.0019182008598833" table:formula="of:=[.J12]/[.I12]" table:style-name="ce1">
            <text:p>1.001918201</text:p>
          </table:table-cell>
          <table:table-cell table:number-columns-repeated="16373"/>
        </table:table-row>
        <table:table-row table:style-name="ro1">
          <table:table-cell office:value-type="float" office:value="706000" table:style-name="ce1">
            <text:p>706000</text:p>
          </table:table-cell>
          <table:table-cell office:value-type="float" office:value="929631" table:style-name="ce1">
            <text:p>929631</text:p>
          </table:table-cell>
          <table:table-cell office:value-type="float" office:value="930360" table:style-name="ce1">
            <text:p>930360</text:p>
          </table:table-cell>
          <table:table-cell office:value-type="float" office:value="938391" table:style-name="ce1">
            <text:p>938391</text:p>
          </table:table-cell>
          <table:table-cell office:value-type="float" office:value="938481" table:style-name="ce1">
            <text:p>938481</text:p>
          </table:table-cell>
          <table:table-cell table:style-name="ce1"/>
          <table:table-cell office:value-type="float" office:value="1.3167577903682719" table:formula="of:=[.B13]/[.$A13]" table:style-name="ce1">
            <text:p>1.31675779</text:p>
          </table:table-cell>
          <table:table-cell office:value-type="float" office:value="1.3177903682719547" table:formula="of:=[.C13]/[.$A13]" table:style-name="ce1">
            <text:p>1.317790368</text:p>
          </table:table-cell>
          <table:table-cell office:value-type="float" office:value="1.3291657223796034" table:formula="of:=[.D13]/[.$A13]" table:style-name="ce1">
            <text:p>1.329165722</text:p>
          </table:table-cell>
          <table:table-cell office:value-type="float" office:value="1.3292932011331444" table:formula="of:=[.E13]/[.$A13]" table:style-name="ce1">
            <text:p>1.329293201</text:p>
          </table:table-cell>
          <table:table-cell office:value-type="float" office:value="1.0000959088482306" table:formula="of:=[.J13]/[.I13]" table:style-name="ce1">
            <text:p>1.000095909</text:p>
          </table:table-cell>
          <table:table-cell table:number-columns-repeated="16373"/>
        </table:table-row>
        <table:table-row table:style-name="ro1">
          <table:table-cell office:value-type="float" office:value="1102000" table:style-name="ce1">
            <text:p>1102000</text:p>
          </table:table-cell>
          <table:table-cell office:value-type="float" office:value="1436148" table:style-name="ce1">
            <text:p>1436148</text:p>
          </table:table-cell>
          <table:table-cell office:value-type="float" office:value="1436202" table:style-name="ce1">
            <text:p>1436202</text:p>
          </table:table-cell>
          <table:table-cell office:value-type="float" office:value="1096917" table:style-name="ce1">
            <text:p>1096917</text:p>
          </table:table-cell>
          <table:table-cell office:value-type="float" office:value="1445103" table:style-name="ce1">
            <text:p>1445103</text:p>
          </table:table-cell>
          <table:table-cell table:style-name="ce1"/>
          <table:table-cell office:value-type="float" office:value="1.3032196007259529" table:formula="of:=[.B14]/[.$A14]" table:style-name="ce1">
            <text:p>1.303219601</text:p>
          </table:table-cell>
          <table:table-cell office:value-type="float" office:value="1.3032686025408349" table:formula="of:=[.C14]/[.$A14]" table:style-name="ce1">
            <text:p>1.303268603</text:p>
          </table:table-cell>
          <table:table-cell office:value-type="float" office:value="0.99538747731397459" table:formula="of:=[.D14]/[.$A14]" table:style-name="ce1">
            <text:p>0.995387477</text:p>
          </table:table-cell>
          <table:table-cell office:value-type="float" office:value="1.3113457350272233" table:formula="of:=[.E14]/[.$A14]" table:style-name="ce1">
            <text:p>1.311345735</text:p>
          </table:table-cell>
          <table:table-cell office:value-type="float" office:value="1.3174223756218566" table:formula="of:=[.J14]/[.I14]" table:style-name="ce1">
            <text:p>1.317422376</text:p>
          </table:table-cell>
          <table:table-cell table:number-columns-repeated="16373"/>
        </table:table-row>
        <table:table-row table:style-name="ro1">
          <table:table-cell office:value-type="float" office:value="1586000" table:style-name="ce1">
            <text:p>1586000</text:p>
          </table:table-cell>
          <table:table-cell office:value-type="float" office:value="2056356" table:style-name="ce1">
            <text:p>2056356</text:p>
          </table:table-cell>
          <table:table-cell office:value-type="float" office:value="2056293" table:style-name="ce1">
            <text:p>2056293</text:p>
          </table:table-cell>
          <table:table-cell office:value-type="float" office:value="1560324" table:style-name="ce1">
            <text:p>1560324</text:p>
          </table:table-cell>
          <table:table-cell office:value-type="float" office:value="2065134" table:style-name="ce1">
            <text:p>2065134</text:p>
          </table:table-cell>
          <table:table-cell table:style-name="ce1"/>
          <table:table-cell office:value-type="float" office:value="1.2965674653215638" table:formula="of:=[.B15]/[.$A15]" table:style-name="ce1">
            <text:p>1.296567465</text:p>
          </table:table-cell>
          <table:table-cell office:value-type="float" office:value="1.2965277427490542" table:formula="of:=[.C15]/[.$A15]" table:style-name="ce1">
            <text:p>1.296527743</text:p>
          </table:table-cell>
          <table:table-cell office:value-type="float" office:value="0.98381084489281212" table:formula="of:=[.D15]/[.$A15]" table:style-name="ce1">
            <text:p>0.983810845</text:p>
          </table:table-cell>
          <table:table-cell office:value-type="float" office:value="1.3021021437578815" table:formula="of:=[.E15]/[.$A15]" table:style-name="ce1">
            <text:p>1.302102144</text:p>
          </table:table-cell>
          <table:table-cell office:value-type="float" office:value="1.3235289593699771" table:formula="of:=[.J15]/[.I15]" table:style-name="ce1">
            <text:p>1.323528959</text:p>
          </table:table-cell>
          <table:table-cell table:number-columns-repeated="16373"/>
        </table:table-row>
        <table:table-row table:style-name="ro1">
          <table:table-cell office:value-type="float" office:value="2158000" table:style-name="ce1">
            <text:p>2158000</text:p>
          </table:table-cell>
          <table:table-cell office:value-type="float" office:value="2788311" table:style-name="ce1">
            <text:p>2788311</text:p>
          </table:table-cell>
          <table:table-cell office:value-type="float" office:value="2788320" table:style-name="ce1">
            <text:p>2788320</text:p>
          </table:table-cell>
          <table:table-cell office:value-type="float" office:value="2110107" table:style-name="ce1">
            <text:p>2110107</text:p>
          </table:table-cell>
          <table:table-cell office:value-type="float" office:value="2797278" table:style-name="ce1">
            <text:p>2797278</text:p>
          </table:table-cell>
          <table:table-cell table:style-name="ce1"/>
          <table:table-cell office:value-type="float" office:value="1.2920810936051901" table:formula="of:=[.B16]/[.$A16]" table:style-name="ce1">
            <text:p>1.292081094</text:p>
          </table:table-cell>
          <table:table-cell office:value-type="float" office:value="1.2920852641334568" table:formula="of:=[.C16]/[.$A16]" table:style-name="ce1">
            <text:p>1.292085264</text:p>
          </table:table-cell>
          <table:table-cell office:value-type="float" office:value="0.97780676552363299" table:formula="of:=[.D16]/[.$A16]" table:style-name="ce1">
            <text:p>0.977806766</text:p>
          </table:table-cell>
          <table:table-cell office:value-type="float" office:value="1.2962363299351252" table:formula="of:=[.E16]/[.$A16]" table:style-name="ce1">
            <text:p>1.29623633</text:p>
          </table:table-cell>
          <table:table-cell office:value-type="float" office:value="1.325656945358695" table:formula="of:=[.J16]/[.I16]" table:style-name="ce1">
            <text:p>1.325656945</text:p>
          </table:table-cell>
          <table:table-cell table:number-columns-repeated="16373"/>
        </table:table-row>
        <table:table-row table:style-name="ro1">
          <table:table-cell office:value-type="float" office:value="2818000" table:style-name="ce1">
            <text:p>2818000</text:p>
          </table:table-cell>
          <table:table-cell office:value-type="float" office:value="3632664" table:style-name="ce1">
            <text:p>3632664</text:p>
          </table:table-cell>
          <table:table-cell office:value-type="float" office:value="3632676" table:style-name="ce1">
            <text:p>3632676</text:p>
          </table:table-cell>
          <table:table-cell office:value-type="float" office:value="2743437" table:style-name="ce1">
            <text:p>2743437</text:p>
          </table:table-cell>
          <table:table-cell office:value-type="float" office:value="3641532" table:style-name="ce1">
            <text:p>3641532</text:p>
          </table:table-cell>
          <table:table-cell table:style-name="ce1"/>
          <table:table-cell office:value-type="float" office:value="1.2890929737402412" table:formula="of:=[.B17]/[.$A17]" table:style-name="ce1">
            <text:p>1.289092974</text:p>
          </table:table-cell>
          <table:table-cell office:value-type="float" office:value="1.2890972320794889" table:formula="of:=[.C17]/[.$A17]" table:style-name="ce1">
            <text:p>1.289097232</text:p>
          </table:table-cell>
          <table:table-cell office:value-type="float" office:value="0.97354045422285307" table:formula="of:=[.D17]/[.$A17]" table:style-name="ce1">
            <text:p>0.973540454</text:p>
          </table:table-cell>
          <table:table-cell office:value-type="float" office:value="1.2922398864442868" table:formula="of:=[.E17]/[.$A17]" table:style-name="ce1">
            <text:p>1.292239886</text:p>
          </table:table-cell>
          <table:table-cell office:value-type="float" office:value="1.3273612625330926" table:formula="of:=[.J17]/[.I17]" table:style-name="ce1">
            <text:p>1.327361263</text:p>
          </table:table-cell>
          <table:table-cell table:number-columns-repeated="16373"/>
        </table:table-row>
        <table:table-row table:style-name="ro1">
          <table:table-cell office:value-type="float" office:value="3566000" table:style-name="ce1">
            <text:p>3566000</text:p>
          </table:table-cell>
          <table:table-cell office:value-type="float" office:value="4590435" table:style-name="ce1">
            <text:p>4590435</text:p>
          </table:table-cell>
          <table:table-cell office:value-type="float" office:value="4589646" table:style-name="ce1">
            <text:p>4589646</text:p>
          </table:table-cell>
          <table:table-cell office:value-type="float" office:value="3461217" table:style-name="ce1">
            <text:p>3461217</text:p>
          </table:table-cell>
          <table:table-cell office:value-type="float" office:value="4599447" table:style-name="ce1">
            <text:p>4599447</text:p>
          </table:table-cell>
          <table:table-cell table:style-name="ce1"/>
          <table:table-cell office:value-type="float" office:value="1.2872784632641616" table:formula="of:=[.B18]/[.$A18]" table:style-name="ce1">
            <text:p>1.287278463</text:p>
          </table:table-cell>
          <table:table-cell office:value-type="float" office:value="1.2870572069545709" table:formula="of:=[.C18]/[.$A18]" table:style-name="ce1">
            <text:p>1.287057207</text:p>
          </table:table-cell>
          <table:table-cell office:value-type="float" office:value="0.97061609646662927" table:formula="of:=[.D18]/[.$A18]" table:style-name="ce1">
            <text:p>0.970616096</text:p>
          </table:table-cell>
          <table:table-cell office:value-type="float" office:value="1.2898056646102076" table:formula="of:=[.E18]/[.$A18]" table:style-name="ce1">
            <text:p>1.289805665</text:p>
          </table:table-cell>
          <table:table-cell office:value-type="float" office:value="1.3288525394391626" table:formula="of:=[.J18]/[.I18]" table:style-name="ce1">
            <text:p>1.328852539</text:p>
          </table:table-cell>
          <table:table-cell table:number-columns-repeated="16373"/>
        </table:table-row>
        <table:table-row table:style-name="ro1">
          <table:table-cell office:value-type="float" office:value="4402000" table:style-name="ce1">
            <text:p>4402000</text:p>
          </table:table-cell>
          <table:table-cell office:value-type="float" office:value="5661576" table:style-name="ce1">
            <text:p>5661576</text:p>
          </table:table-cell>
          <table:table-cell office:value-type="float" office:value="5660319" table:style-name="ce1">
            <text:p>5660319</text:p>
          </table:table-cell>
          <table:table-cell office:value-type="float" office:value="4263471" table:style-name="ce1">
            <text:p>4263471</text:p>
          </table:table-cell>
          <table:table-cell office:value-type="float" office:value="5668971" table:style-name="ce1">
            <text:p>5668971</text:p>
          </table:table-cell>
          <table:table-cell table:style-name="ce1"/>
          <table:table-cell office:value-type="float" office:value="1.2861372103589277" table:formula="of:=[.B19]/[.$A19]" table:style-name="ce1">
            <text:p>1.28613721</text:p>
          </table:table-cell>
          <table:table-cell office:value-type="float" office:value="1.2858516583371196" table:formula="of:=[.C19]/[.$A19]" table:style-name="ce1">
            <text:p>1.285851658</text:p>
          </table:table-cell>
          <table:table-cell office:value-type="float" office:value="0.9685304407087687" table:formula="of:=[.D19]/[.$A19]" table:style-name="ce1">
            <text:p>0.968530441</text:p>
          </table:table-cell>
          <table:table-cell office:value-type="float" office:value="1.2878171285779192" table:formula="of:=[.E19]/[.$A19]" table:style-name="ce1">
            <text:p>1.287817129</text:p>
          </table:table-cell>
          <table:table-cell office:value-type="float" office:value="1.3296609734181375" table:formula="of:=[.J19]/[.I19]" table:style-name="ce1">
            <text:p>1.329660973</text:p>
          </table:table-cell>
          <table:table-cell table:number-columns-repeated="16373"/>
        </table:table-row>
        <table:table-row table:style-name="ro1">
          <table:table-cell office:value-type="float" office:value="5326000" table:style-name="ce1">
            <text:p>5326000</text:p>
          </table:table-cell>
          <table:table-cell office:value-type="float" office:value="6842340" table:style-name="ce1">
            <text:p>6842340</text:p>
          </table:table-cell>
          <table:table-cell office:value-type="float" office:value="6843120" table:style-name="ce1">
            <text:p>6843120</text:p>
          </table:table-cell>
          <table:table-cell office:value-type="float" office:value="5150946" table:style-name="ce1">
            <text:p>5150946</text:p>
          </table:table-cell>
          <table:table-cell office:value-type="float" office:value="6851385" table:style-name="ce1">
            <text:p>6851385</text:p>
          </table:table-cell>
          <table:table-cell table:style-name="ce1"/>
          <table:table-cell office:value-type="float" office:value="1.2847052196770559" table:formula="of:=[.B20]/[.$A20]" table:style-name="ce1">
            <text:p>1.28470522</text:p>
          </table:table-cell>
          <table:table-cell office:value-type="float" office:value="1.2848516710476905" table:formula="of:=[.C20]/[.$A20]" table:style-name="ce1">
            <text:p>1.284851671</text:p>
          </table:table-cell>
          <table:table-cell office:value-type="float" office:value="0.96713218174990612" table:formula="of:=[.D20]/[.$A20]" table:style-name="ce1">
            <text:p>0.967132182</text:p>
          </table:table-cell>
          <table:table-cell office:value-type="float" office:value="1.2864034923019152" table:formula="of:=[.E20]/[.$A20]" table:style-name="ce1">
            <text:p>1.286403492</text:p>
          </table:table-cell>
          <table:table-cell office:value-type="float" office:value="1.3301216902681567" table:formula="of:=[.J20]/[.I20]" table:style-name="ce1">
            <text:p>1.33012169</text:p>
          </table:table-cell>
          <table:table-cell table:number-columns-repeated="16373"/>
        </table:table-row>
        <table:table-row table:style-name="ro1">
          <table:table-cell office:value-type="float" office:value="6338000" table:style-name="ce1">
            <text:p>6338000</text:p>
          </table:table-cell>
          <table:table-cell office:value-type="float" office:value="8138355" table:style-name="ce1">
            <text:p>8138355</text:p>
          </table:table-cell>
          <table:table-cell office:value-type="float" office:value="8137293" table:style-name="ce1">
            <text:p>8137293</text:p>
          </table:table-cell>
          <table:table-cell office:value-type="float" office:value="6185112" table:style-name="ce1">
            <text:p>6185112</text:p>
          </table:table-cell>
          <table:table-cell office:value-type="float" office:value="7004835" table:style-name="ce1">
            <text:p>7004835</text:p>
          </table:table-cell>
          <table:table-cell table:style-name="ce1"/>
          <table:table-cell office:value-type="float" office:value="1.2840572735878826" table:formula="of:=[.B21]/[.$A21]" table:style-name="ce1">
            <text:p>1.284057274</text:p>
          </table:table-cell>
          <table:table-cell office:value-type="float" office:value="1.2838897128431681" table:formula="of:=[.C21]/[.$A21]" table:style-name="ce1">
            <text:p>1.283889713</text:p>
          </table:table-cell>
          <table:table-cell office:value-type="float" office:value="0.97587756390028402" table:formula="of:=[.D21]/[.$A21]" table:style-name="ce1">
            <text:p>0.975877564</text:p>
          </table:table-cell>
          <table:table-cell office:value-type="float" office:value="1.1052122120542758" table:formula="of:=[.E21]/[.$A21]" table:style-name="ce1">
            <text:p>1.105212212</text:p>
          </table:table-cell>
          <table:table-cell office:value-type="float" office:value="1.1325316340269991" table:formula="of:=[.J21]/[.I21]" table:style-name="ce1">
            <text:p>1.132531634</text:p>
          </table:table-cell>
          <table:table-cell table:number-columns-repeated="16373"/>
        </table:table-row>
        <table:table-row table:style-name="ro1">
          <table:table-cell office:value-type="float" office:value="7438000" table:style-name="ce1">
            <text:p>7438000</text:p>
          </table:table-cell>
          <table:table-cell office:value-type="float" office:value="9545544" table:style-name="ce1">
            <text:p>9545544</text:p>
          </table:table-cell>
          <table:table-cell office:value-type="float" office:value="9546282" table:style-name="ce1">
            <text:p>9546282</text:p>
          </table:table-cell>
          <table:table-cell office:value-type="float" office:value="7263711" table:style-name="ce1">
            <text:p>7263711</text:p>
          </table:table-cell>
          <table:table-cell office:value-type="float" office:value="8093784" table:style-name="ce1">
            <text:p>8093784</text:p>
          </table:table-cell>
          <table:table-cell table:style-name="ce1"/>
          <table:table-cell office:value-type="float" office:value="1.2833482118849153" table:formula="of:=[.B22]/[.$A22]" table:style-name="ce1">
            <text:p>1.283348212</text:p>
          </table:table-cell>
          <table:table-cell office:value-type="float" office:value="1.2834474321054046" table:formula="of:=[.C22]/[.$A22]" table:style-name="ce1">
            <text:p>1.283447432</text:p>
          </table:table-cell>
          <table:table-cell office:value-type="float" office:value="0.97656776015057811" table:formula="of:=[.D22]/[.$A22]" table:style-name="ce1">
            <text:p>0.97656776</text:p>
          </table:table-cell>
          <table:table-cell office:value-type="float" office:value="1.0881667114815812" table:formula="of:=[.E22]/[.$A22]" table:style-name="ce1">
            <text:p>1.088166711</text:p>
          </table:table-cell>
          <table:table-cell office:value-type="float" office:value="1.1142767106235367" table:formula="of:=[.J22]/[.I22]" table:style-name="ce1">
            <text:p>1.114276711</text:p>
          </table:table-cell>
          <table:table-cell table:number-columns-repeated="16373"/>
        </table:table-row>
        <table:table-row table:style-name="ro1">
          <table:table-cell office:value-type="float" office:value="8626000" table:style-name="ce1">
            <text:p>8626000</text:p>
          </table:table-cell>
          <table:table-cell office:value-type="float" office:value="11065458" table:style-name="ce1">
            <text:p>11065458</text:p>
          </table:table-cell>
          <table:table-cell office:value-type="float" office:value="11065323" table:style-name="ce1">
            <text:p>11065323</text:p>
          </table:table-cell>
          <table:table-cell office:value-type="float" office:value="8448513" table:style-name="ce1">
            <text:p>8448513</text:p>
          </table:table-cell>
          <table:table-cell office:value-type="float" office:value="8401947" table:style-name="ce1">
            <text:p>8401947</text:p>
          </table:table-cell>
          <table:table-cell table:style-name="ce1"/>
          <table:table-cell office:value-type="float" office:value="1.2828029214004173" table:formula="of:=[.B23]/[.$A23]" table:style-name="ce1">
            <text:p>1.282802921</text:p>
          </table:table-cell>
          <table:table-cell office:value-type="float" office:value="1.2827872710410386" table:formula="of:=[.C23]/[.$A23]" table:style-name="ce1">
            <text:p>1.282787271</text:p>
          </table:table-cell>
          <table:table-cell office:value-type="float" office:value="0.97942418270345466" table:formula="of:=[.D23]/[.$A23]" table:style-name="ce1">
            <text:p>0.979424183</text:p>
          </table:table-cell>
          <table:table-cell office:value-type="float" office:value="0.97402585207512171" table:formula="of:=[.E23]/[.$A23]" table:style-name="ce1">
            <text:p>0.974025852</text:p>
          </table:table-cell>
          <table:table-cell office:value-type="float" office:value="0.99448826083359287" table:formula="of:=[.J23]/[.I23]" table:style-name="ce1">
            <text:p>0.994488261</text:p>
          </table:table-cell>
          <table:table-cell table:number-columns-repeated="16373"/>
        </table:table-row>
        <table:table-row table:style-name="ro1">
          <table:table-cell office:value-type="float" office:value="9902000" table:style-name="ce1">
            <text:p>9902000</text:p>
          </table:table-cell>
          <table:table-cell office:value-type="float" office:value="12699750" table:style-name="ce1">
            <text:p>12699750</text:p>
          </table:table-cell>
          <table:table-cell office:value-type="float" office:value="12699150" table:style-name="ce1">
            <text:p>12699150</text:p>
          </table:table-cell>
          <table:table-cell office:value-type="float" office:value="9639690" table:style-name="ce1">
            <text:p>9639690</text:p>
          </table:table-cell>
          <table:table-cell office:value-type="float" office:value="9653952" table:style-name="ce1">
            <text:p>9653952</text:p>
          </table:table-cell>
          <table:table-cell table:style-name="ce1"/>
          <table:table-cell office:value-type="float" office:value="1.2825439305190871" table:formula="of:=[.B24]/[.$A24]" table:style-name="ce1">
            <text:p>1.282543931</text:p>
          </table:table-cell>
          <table:table-cell office:value-type="float" office:value="1.2824833366996566" table:formula="of:=[.C24]/[.$A24]" table:style-name="ce1">
            <text:p>1.282483337</text:p>
          </table:table-cell>
          <table:table-cell office:value-type="float" office:value="0.9735093920420117" table:formula="of:=[.D24]/[.$A24]" table:style-name="ce1">
            <text:p>0.973509392</text:p>
          </table:table-cell>
          <table:table-cell office:value-type="float" office:value="0.97494970712987272" table:formula="of:=[.E24]/[.$A24]" table:style-name="ce1">
            <text:p>0.974949707</text:p>
          </table:table-cell>
          <table:table-cell office:value-type="float" office:value="1.0014795081584573" table:formula="of:=[.J24]/[.I24]" table:style-name="ce1">
            <text:p>1.001479508</text:p>
          </table:table-cell>
          <table:table-cell table:number-columns-repeated="16373"/>
        </table:table-row>
        <table:table-row table:style-name="ro1">
          <table:table-cell office:value-type="float" office:value="11266000" table:style-name="ce1">
            <text:p>11266000</text:p>
          </table:table-cell>
          <table:table-cell office:value-type="float" office:value="14614197" table:style-name="ce1">
            <text:p>14614197</text:p>
          </table:table-cell>
          <table:table-cell office:value-type="float" office:value="14613741" table:style-name="ce1">
            <text:p>14613741</text:p>
          </table:table-cell>
          <table:table-cell office:value-type="float" office:value="10979784" table:style-name="ce1">
            <text:p>10979784</text:p>
          </table:table-cell>
          <table:table-cell office:value-type="float" office:value="11109672" table:style-name="ce1">
            <text:p>11109672</text:p>
          </table:table-cell>
          <table:table-cell table:style-name="ce1"/>
          <table:table-cell office:value-type="float" office:value="1.2971948340138471" table:formula="of:=[.B25]/[.$A25]" table:style-name="ce1">
            <text:p>1.297194834</text:p>
          </table:table-cell>
          <table:table-cell office:value-type="float" office:value="1.2971543582460501" table:formula="of:=[.C25]/[.$A25]" table:style-name="ce1">
            <text:p>1.297154358</text:p>
          </table:table-cell>
          <table:table-cell office:value-type="float" office:value="0.97459470974613882" table:formula="of:=[.D25]/[.$A25]" table:style-name="ce1">
            <text:p>0.97459471</text:p>
          </table:table-cell>
          <table:table-cell office:value-type="float" office:value="0.98612391265755373" table:formula="of:=[.E25]/[.$A25]" table:style-name="ce1">
            <text:p>0.986123913</text:p>
          </table:table-cell>
          <table:table-cell office:value-type="float" office:value="1.011829740912936" table:formula="of:=[.J25]/[.I25]" table:style-name="ce1">
            <text:p>1.011829741</text:p>
            <draw:frame draw:z-index="2" draw:id="id1" draw:style-name="a1" draw:name="Chart 4" svg:x="0.36232in" svg:y="0.14583in" svg:width="7.51087in" svg:height="4.5099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2718000" table:style-name="ce1">
            <text:p>12718000</text:p>
          </table:table-cell>
          <table:table-cell office:value-type="float" office:value="16302627" table:style-name="ce1">
            <text:p>16302627</text:p>
          </table:table-cell>
          <table:table-cell office:value-type="float" office:value="16303440" table:style-name="ce1">
            <text:p>16303440</text:p>
          </table:table-cell>
          <table:table-cell office:value-type="float" office:value="12365022" table:style-name="ce1">
            <text:p>12365022</text:p>
          </table:table-cell>
          <table:table-cell office:value-type="float" office:value="12359790" table:style-name="ce1">
            <text:p>12359790</text:p>
          </table:table-cell>
          <table:table-cell table:style-name="ce1"/>
          <table:table-cell office:value-type="float" office:value="1.2818546155055826" table:formula="of:=[.B26]/[.$A26]" table:style-name="ce1">
            <text:p>1.281854616</text:p>
          </table:table-cell>
          <table:table-cell office:value-type="float" office:value="1.2819185406510458" table:formula="of:=[.C26]/[.$A26]" table:style-name="ce1">
            <text:p>1.281918541</text:p>
          </table:table-cell>
          <table:table-cell office:value-type="float" office:value="0.9722457933637364" table:formula="of:=[.D26]/[.$A26]" table:style-name="ce1">
            <text:p>0.972245793</text:p>
          </table:table-cell>
          <table:table-cell office:value-type="float" office:value="0.97183440792577447" table:formula="of:=[.E26]/[.$A26]" table:style-name="ce1">
            <text:p>0.971834408</text:p>
          </table:table-cell>
          <table:table-cell office:value-type="float" office:value="0.99957687095097769" table:formula="of:=[.J26]/[.I26]" table:style-name="ce1">
            <text:p>0.999576871</text:p>
          </table:table-cell>
          <table:table-cell table:number-columns-repeated="16373"/>
        </table:table-row>
        <table:table-row table:style-name="ro1">
          <table:table-cell office:value-type="float" office:value="14258000" table:style-name="ce1">
            <text:p>14258000</text:p>
          </table:table-cell>
          <table:table-cell office:value-type="float" office:value="18385407" table:style-name="ce1">
            <text:p>18385407</text:p>
          </table:table-cell>
          <table:table-cell office:value-type="float" office:value="18368811" table:style-name="ce1">
            <text:p>18368811</text:p>
          </table:table-cell>
          <table:table-cell office:value-type="float" office:value="14046468" table:style-name="ce1">
            <text:p>14046468</text:p>
          </table:table-cell>
          <table:table-cell office:value-type="float" office:value="13865337" table:style-name="ce1">
            <text:p>13865337</text:p>
          </table:table-cell>
          <table:table-cell table:style-name="ce1"/>
          <table:table-cell office:value-type="float" office:value="1.2894800813578342" table:formula="of:=[.B27]/[.$A27]" table:style-name="ce1">
            <text:p>1.289480081</text:p>
          </table:table-cell>
          <table:table-cell office:value-type="float" office:value="1.2883161032402861" table:formula="of:=[.C27]/[.$A27]" table:style-name="ce1">
            <text:p>1.288316103</text:p>
          </table:table-cell>
          <table:table-cell office:value-type="float" office:value="0.98516397811754808" table:formula="of:=[.D27]/[.$A27]" table:style-name="ce1">
            <text:p>0.985163978</text:p>
          </table:table-cell>
          <table:table-cell office:value-type="float" office:value="0.97246016271566837" table:formula="of:=[.E27]/[.$A27]" table:style-name="ce1">
            <text:p>0.972460163</text:p>
          </table:table-cell>
          <table:table-cell office:value-type="float" office:value="0.98710487219990106" table:formula="of:=[.J27]/[.I27]" table:style-name="ce1">
            <text:p>0.987104872</text:p>
          </table:table-cell>
          <table:table-cell table:number-columns-repeated="16373"/>
        </table:table-row>
        <table:table-row table:style-name="ro1">
          <table:table-cell office:value-type="float" office:value="15886000" table:style-name="ce1">
            <text:p>15886000</text:p>
          </table:table-cell>
          <table:table-cell office:value-type="float" office:value="20357757" table:style-name="ce1">
            <text:p>20357757</text:p>
          </table:table-cell>
          <table:table-cell office:value-type="float" office:value="20468061" table:style-name="ce1">
            <text:p>20468061</text:p>
          </table:table-cell>
          <table:table-cell office:value-type="float" office:value="15396642" table:style-name="ce1">
            <text:p>15396642</text:p>
          </table:table-cell>
          <table:table-cell office:value-type="float" office:value="15457812" table:style-name="ce1">
            <text:p>15457812</text:p>
          </table:table-cell>
          <table:table-cell table:style-name="ce1"/>
          <table:table-cell office:value-type="float" office:value="1.2814904318267657" table:formula="of:=[.B28]/[.$A28]" table:style-name="ce1">
            <text:p>1.281490432</text:p>
          </table:table-cell>
          <table:table-cell office:value-type="float" office:value="1.2884339040664736" table:formula="of:=[.C28]/[.$A28]" table:style-name="ce1">
            <text:p>1.288433904</text:p>
          </table:table-cell>
          <table:table-cell office:value-type="float" office:value="0.9691956439632381" table:formula="of:=[.D28]/[.$A28]" table:style-name="ce1">
            <text:p>0.969195644</text:p>
          </table:table-cell>
          <table:table-cell office:value-type="float" office:value="0.97304620420496035" table:formula="of:=[.E28]/[.$A28]" table:style-name="ce1">
            <text:p>0.973046204</text:p>
          </table:table-cell>
          <table:table-cell office:value-type="float" office:value="1.0039729442303069" table:formula="of:=[.J28]/[.I28]" table:style-name="ce1">
            <text:p>1.00397294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keup delay calculated 1.00570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4725" table:style-name="ce1">
            <text:p>4725</text:p>
          </table:table-cell>
          <table:table-cell office:value-type="float" office:value="4476" table:style-name="ce1">
            <text:p>4476</text:p>
          </table:table-cell>
          <table:table-cell office:value-type="float" office:value="6996" table:style-name="ce1">
            <text:p>6996</text:p>
          </table:table-cell>
          <table:table-cell office:value-type="float" office:value="7131" table:style-name="ce1">
            <text:p>7131</text:p>
          </table:table-cell>
          <table:table-cell table:number-columns-repeated="16379" table:style-name="ce1"/>
        </table:table-row>
        <table:table-row table:style-name="ro1">
          <table:table-cell office:value-type="float" office:value="46000" table:style-name="ce1">
            <text:p>46000</text:p>
          </table:table-cell>
          <table:table-cell office:value-type="float" office:value="62181" table:style-name="ce1">
            <text:p>62181</text:p>
          </table:table-cell>
          <table:table-cell office:value-type="float" office:value="62205" table:style-name="ce1">
            <text:p>62205</text:p>
          </table:table-cell>
          <table:table-cell office:value-type="float" office:value="65925" table:style-name="ce1">
            <text:p>65925</text:p>
          </table:table-cell>
          <table:table-cell office:value-type="float" office:value="65847" table:style-name="ce1">
            <text:p>65847</text:p>
          </table:table-cell>
          <table:table-cell table:number-columns-repeated="16379"/>
        </table:table-row>
        <table:table-row table:style-name="ro1">
          <table:table-cell office:value-type="float" office:value="178000" table:style-name="ce1">
            <text:p>178000</text:p>
          </table:table-cell>
          <table:table-cell office:value-type="float" office:value="253992" table:style-name="ce1">
            <text:p>253992</text:p>
          </table:table-cell>
          <table:table-cell office:value-type="float" office:value="253818" table:style-name="ce1">
            <text:p>253818</text:p>
          </table:table-cell>
          <table:table-cell office:value-type="float" office:value="262809" table:style-name="ce1">
            <text:p>262809</text:p>
          </table:table-cell>
          <table:table-cell office:value-type="float" office:value="262791" table:style-name="ce1">
            <text:p>262791</text:p>
          </table:table-cell>
          <table:table-cell table:number-columns-repeated="16379"/>
        </table:table-row>
        <table:table-row table:style-name="ro1">
          <table:table-cell office:value-type="float" office:value="398000" table:style-name="ce1">
            <text:p>398000</text:p>
          </table:table-cell>
          <table:table-cell office:value-type="float" office:value="536328" table:style-name="ce1">
            <text:p>536328</text:p>
          </table:table-cell>
          <table:table-cell office:value-type="float" office:value="535329" table:style-name="ce1">
            <text:p>535329</text:p>
          </table:table-cell>
          <table:table-cell office:value-type="float" office:value="544260" table:style-name="ce1">
            <text:p>544260</text:p>
          </table:table-cell>
          <table:table-cell office:value-type="float" office:value="545304" table:style-name="ce1">
            <text:p>545304</text:p>
          </table:table-cell>
          <table:table-cell table:number-columns-repeated="16379"/>
        </table:table-row>
        <table:table-row table:style-name="ro1">
          <table:table-cell office:value-type="float" office:value="706000" table:style-name="ce1">
            <text:p>706000</text:p>
          </table:table-cell>
          <table:table-cell office:value-type="float" office:value="929631" table:style-name="ce1">
            <text:p>929631</text:p>
          </table:table-cell>
          <table:table-cell office:value-type="float" office:value="930360" table:style-name="ce1">
            <text:p>930360</text:p>
          </table:table-cell>
          <table:table-cell office:value-type="float" office:value="938391" table:style-name="ce1">
            <text:p>938391</text:p>
          </table:table-cell>
          <table:table-cell office:value-type="float" office:value="938481" table:style-name="ce1">
            <text:p>938481</text:p>
          </table:table-cell>
          <table:table-cell table:number-columns-repeated="16379"/>
        </table:table-row>
        <table:table-row table:style-name="ro1">
          <table:table-cell office:value-type="float" office:value="1102000" table:style-name="ce1">
            <text:p>1102000</text:p>
          </table:table-cell>
          <table:table-cell office:value-type="float" office:value="1436148" table:style-name="ce1">
            <text:p>1436148</text:p>
          </table:table-cell>
          <table:table-cell office:value-type="float" office:value="1436202" table:style-name="ce1">
            <text:p>1436202</text:p>
          </table:table-cell>
          <table:table-cell office:value-type="float" office:value="1096917" table:style-name="ce1">
            <text:p>1096917</text:p>
          </table:table-cell>
          <table:table-cell office:value-type="float" office:value="1445103" table:style-name="ce1">
            <text:p>1445103</text:p>
          </table:table-cell>
          <table:table-cell table:number-columns-repeated="16379"/>
        </table:table-row>
        <table:table-row table:style-name="ro1">
          <table:table-cell office:value-type="float" office:value="1586000" table:style-name="ce1">
            <text:p>1586000</text:p>
          </table:table-cell>
          <table:table-cell office:value-type="float" office:value="2056356" table:style-name="ce1">
            <text:p>2056356</text:p>
          </table:table-cell>
          <table:table-cell office:value-type="float" office:value="2056293" table:style-name="ce1">
            <text:p>2056293</text:p>
          </table:table-cell>
          <table:table-cell office:value-type="float" office:value="1560324" table:style-name="ce1">
            <text:p>1560324</text:p>
          </table:table-cell>
          <table:table-cell office:value-type="float" office:value="2065134" table:style-name="ce1">
            <text:p>2065134</text:p>
          </table:table-cell>
          <table:table-cell table:number-columns-repeated="16379"/>
        </table:table-row>
        <table:table-row table:style-name="ro1">
          <table:table-cell office:value-type="float" office:value="2158000" table:style-name="ce1">
            <text:p>2158000</text:p>
          </table:table-cell>
          <table:table-cell office:value-type="float" office:value="2788311" table:style-name="ce1">
            <text:p>2788311</text:p>
          </table:table-cell>
          <table:table-cell office:value-type="float" office:value="2788320" table:style-name="ce1">
            <text:p>2788320</text:p>
          </table:table-cell>
          <table:table-cell office:value-type="float" office:value="2110107" table:style-name="ce1">
            <text:p>2110107</text:p>
          </table:table-cell>
          <table:table-cell office:value-type="float" office:value="2797278" table:style-name="ce1">
            <text:p>2797278</text:p>
          </table:table-cell>
          <table:table-cell table:number-columns-repeated="16379"/>
        </table:table-row>
        <table:table-row table:style-name="ro1">
          <table:table-cell office:value-type="float" office:value="2818000" table:style-name="ce1">
            <text:p>2818000</text:p>
          </table:table-cell>
          <table:table-cell office:value-type="float" office:value="3632664" table:style-name="ce1">
            <text:p>3632664</text:p>
          </table:table-cell>
          <table:table-cell office:value-type="float" office:value="3632676" table:style-name="ce1">
            <text:p>3632676</text:p>
          </table:table-cell>
          <table:table-cell office:value-type="float" office:value="2743437" table:style-name="ce1">
            <text:p>2743437</text:p>
          </table:table-cell>
          <table:table-cell office:value-type="float" office:value="3641532" table:style-name="ce1">
            <text:p>3641532</text:p>
          </table:table-cell>
          <table:table-cell table:number-columns-repeated="16379"/>
        </table:table-row>
        <table:table-row table:style-name="ro1">
          <table:table-cell office:value-type="float" office:value="3566000" table:style-name="ce1">
            <text:p>3566000</text:p>
          </table:table-cell>
          <table:table-cell office:value-type="float" office:value="4590435" table:style-name="ce1">
            <text:p>4590435</text:p>
          </table:table-cell>
          <table:table-cell office:value-type="float" office:value="4589646" table:style-name="ce1">
            <text:p>4589646</text:p>
          </table:table-cell>
          <table:table-cell office:value-type="float" office:value="3461217" table:style-name="ce1">
            <text:p>3461217</text:p>
          </table:table-cell>
          <table:table-cell office:value-type="float" office:value="4599447" table:style-name="ce1">
            <text:p>4599447</text:p>
          </table:table-cell>
          <table:table-cell table:number-columns-repeated="16379"/>
        </table:table-row>
        <table:table-row table:style-name="ro1">
          <table:table-cell office:value-type="float" office:value="4402000" table:style-name="ce1">
            <text:p>4402000</text:p>
          </table:table-cell>
          <table:table-cell office:value-type="float" office:value="5661576" table:style-name="ce1">
            <text:p>5661576</text:p>
          </table:table-cell>
          <table:table-cell office:value-type="float" office:value="5660319" table:style-name="ce1">
            <text:p>5660319</text:p>
          </table:table-cell>
          <table:table-cell office:value-type="float" office:value="4263471" table:style-name="ce1">
            <text:p>4263471</text:p>
          </table:table-cell>
          <table:table-cell office:value-type="float" office:value="5668971" table:style-name="ce1">
            <text:p>5668971</text:p>
          </table:table-cell>
          <table:table-cell table:number-columns-repeated="16379"/>
        </table:table-row>
        <table:table-row table:style-name="ro1">
          <table:table-cell office:value-type="float" office:value="5326000" table:style-name="ce1">
            <text:p>5326000</text:p>
          </table:table-cell>
          <table:table-cell office:value-type="float" office:value="6842340" table:style-name="ce1">
            <text:p>6842340</text:p>
          </table:table-cell>
          <table:table-cell office:value-type="float" office:value="6843120" table:style-name="ce1">
            <text:p>6843120</text:p>
          </table:table-cell>
          <table:table-cell office:value-type="float" office:value="5150946" table:style-name="ce1">
            <text:p>5150946</text:p>
          </table:table-cell>
          <table:table-cell office:value-type="float" office:value="6851385" table:style-name="ce1">
            <text:p>6851385</text:p>
          </table:table-cell>
          <table:table-cell table:number-columns-repeated="16379"/>
        </table:table-row>
        <table:table-row table:style-name="ro1">
          <table:table-cell office:value-type="float" office:value="6338000" table:style-name="ce1">
            <text:p>6338000</text:p>
          </table:table-cell>
          <table:table-cell office:value-type="float" office:value="8138355" table:style-name="ce1">
            <text:p>8138355</text:p>
          </table:table-cell>
          <table:table-cell office:value-type="float" office:value="8137293" table:style-name="ce1">
            <text:p>8137293</text:p>
          </table:table-cell>
          <table:table-cell office:value-type="float" office:value="6185112" table:style-name="ce1">
            <text:p>6185112</text:p>
          </table:table-cell>
          <table:table-cell office:value-type="float" office:value="7004835" table:style-name="ce1">
            <text:p>7004835</text:p>
          </table:table-cell>
          <table:table-cell table:number-columns-repeated="16379"/>
        </table:table-row>
        <table:table-row table:style-name="ro1">
          <table:table-cell office:value-type="float" office:value="7438000" table:style-name="ce1">
            <text:p>7438000</text:p>
          </table:table-cell>
          <table:table-cell office:value-type="float" office:value="9545544" table:style-name="ce1">
            <text:p>9545544</text:p>
          </table:table-cell>
          <table:table-cell office:value-type="float" office:value="9546282" table:style-name="ce1">
            <text:p>9546282</text:p>
          </table:table-cell>
          <table:table-cell office:value-type="float" office:value="7263711" table:style-name="ce1">
            <text:p>7263711</text:p>
          </table:table-cell>
          <table:table-cell office:value-type="float" office:value="8093784" table:style-name="ce1">
            <text:p>8093784</text:p>
          </table:table-cell>
          <table:table-cell table:number-columns-repeated="16379"/>
        </table:table-row>
        <table:table-row table:style-name="ro1">
          <table:table-cell office:value-type="float" office:value="8626000" table:style-name="ce1">
            <text:p>8626000</text:p>
          </table:table-cell>
          <table:table-cell office:value-type="float" office:value="11065458" table:style-name="ce1">
            <text:p>11065458</text:p>
          </table:table-cell>
          <table:table-cell office:value-type="float" office:value="11065323" table:style-name="ce1">
            <text:p>11065323</text:p>
          </table:table-cell>
          <table:table-cell office:value-type="float" office:value="8448513" table:style-name="ce1">
            <text:p>8448513</text:p>
          </table:table-cell>
          <table:table-cell office:value-type="float" office:value="8401947" table:style-name="ce1">
            <text:p>8401947</text:p>
          </table:table-cell>
          <table:table-cell table:number-columns-repeated="16379"/>
        </table:table-row>
        <table:table-row table:style-name="ro1">
          <table:table-cell office:value-type="float" office:value="9902000" table:style-name="ce1">
            <text:p>9902000</text:p>
          </table:table-cell>
          <table:table-cell office:value-type="float" office:value="12699750" table:style-name="ce1">
            <text:p>12699750</text:p>
          </table:table-cell>
          <table:table-cell office:value-type="float" office:value="12699150" table:style-name="ce1">
            <text:p>12699150</text:p>
          </table:table-cell>
          <table:table-cell office:value-type="float" office:value="9639690" table:style-name="ce1">
            <text:p>9639690</text:p>
          </table:table-cell>
          <table:table-cell office:value-type="float" office:value="9653952" table:style-name="ce1">
            <text:p>9653952</text:p>
          </table:table-cell>
          <table:table-cell table:number-columns-repeated="16379"/>
        </table:table-row>
        <table:table-row table:style-name="ro1">
          <table:table-cell office:value-type="float" office:value="11266000" table:style-name="ce1">
            <text:p>11266000</text:p>
          </table:table-cell>
          <table:table-cell office:value-type="float" office:value="14614197" table:style-name="ce1">
            <text:p>14614197</text:p>
          </table:table-cell>
          <table:table-cell office:value-type="float" office:value="14613741" table:style-name="ce1">
            <text:p>14613741</text:p>
          </table:table-cell>
          <table:table-cell office:value-type="float" office:value="10979784" table:style-name="ce1">
            <text:p>10979784</text:p>
          </table:table-cell>
          <table:table-cell office:value-type="float" office:value="11109672" table:style-name="ce1">
            <text:p>11109672</text:p>
          </table:table-cell>
          <table:table-cell table:number-columns-repeated="16379"/>
        </table:table-row>
        <table:table-row table:style-name="ro1">
          <table:table-cell office:value-type="float" office:value="12718000" table:style-name="ce1">
            <text:p>12718000</text:p>
          </table:table-cell>
          <table:table-cell office:value-type="float" office:value="16302627" table:style-name="ce1">
            <text:p>16302627</text:p>
          </table:table-cell>
          <table:table-cell office:value-type="float" office:value="16303440" table:style-name="ce1">
            <text:p>16303440</text:p>
          </table:table-cell>
          <table:table-cell office:value-type="float" office:value="12365022" table:style-name="ce1">
            <text:p>12365022</text:p>
          </table:table-cell>
          <table:table-cell office:value-type="float" office:value="12359790" table:style-name="ce1">
            <text:p>12359790</text:p>
          </table:table-cell>
          <table:table-cell table:number-columns-repeated="16379"/>
        </table:table-row>
        <table:table-row table:style-name="ro1">
          <table:table-cell office:value-type="float" office:value="14258000" table:style-name="ce1">
            <text:p>14258000</text:p>
          </table:table-cell>
          <table:table-cell office:value-type="float" office:value="18385407" table:style-name="ce1">
            <text:p>18385407</text:p>
          </table:table-cell>
          <table:table-cell office:value-type="float" office:value="18368811" table:style-name="ce1">
            <text:p>18368811</text:p>
          </table:table-cell>
          <table:table-cell office:value-type="float" office:value="14046468" table:style-name="ce1">
            <text:p>14046468</text:p>
          </table:table-cell>
          <table:table-cell office:value-type="float" office:value="13865337" table:style-name="ce1">
            <text:p>13865337</text:p>
          </table:table-cell>
          <table:table-cell table:number-columns-repeated="16379"/>
        </table:table-row>
        <table:table-row table:style-name="ro1">
          <table:table-cell office:value-type="float" office:value="15886000" table:style-name="ce1">
            <text:p>15886000</text:p>
          </table:table-cell>
          <table:table-cell office:value-type="float" office:value="20357757" table:style-name="ce1">
            <text:p>20357757</text:p>
          </table:table-cell>
          <table:table-cell office:value-type="float" office:value="20468061" table:style-name="ce1">
            <text:p>20468061</text:p>
          </table:table-cell>
          <table:table-cell office:value-type="float" office:value="15396642" table:style-name="ce1">
            <text:p>15396642</text:p>
          </table:table-cell>
          <table:table-cell office:value-type="float" office:value="15457812" table:style-name="ce1">
            <text:p>15457812</text:p>
          </table:table-cell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Josh Yeh</dc:creator>
    <meta:creation-date>2025-02-12T02:18:35Z</meta:creation-date>
    <dc:date>2025-02-12T03:46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00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96.6250393700788pt" svg:width="506.8696062992126pt" chart:style-name="Crt0">
        <chart:title chart:style-name="CT00">
          <text:p text:style-name="a0" text:class-names="" text:cond-style-name="">Predictable and Unpredictable Branch 1 CPE vs Array Size</text:p>
        </chart:title>
        <chart:legend style:legend-expansion="custom" style:legend-expansion-aspect-ratio="13.567233125227471" svg:width="228.9486614173228pt" svg:height="16.87511811023622pt" svg:x="138.3086614173228pt" svg:y="279.7499212598425pt" chart:style-name="Lgnd"/>
        <chart:plot-area svg:x="23.25204724409449pt" svg:y="23.59748031496063pt" svg:width="483.4665354330709pt" svg:height="239.9474015748031pt" chart:style-name="Plt0">
          <chart:axis chart:dimension="x" chart:name="primary-x" chart:style-name="Axs0">
            <chart:title chart:style-name="AT00">
              <text:p text:style-name="a1" text:class-names="" text:cond-style-name="">Array 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PE</text:p>
            </chart:title>
            <chart:grid chart:class="major" chart:style-name="GMa1"/>
          </chart:axis>
          <chart:series chart:label-cell-address="part3a.$G$8" chart:values-cell-range-address="part3a.$G$9:.$G$28" chart:class="chart:scatter" chart:attached-axis="primary-y" chart:style-name="G0S0">
            <chart:domain table:cell-range-address="part3a.$A$9:.$A$28"/>
            <chart:data-point chart:repeated="20"/>
          </chart:series>
          <chart:series chart:label-cell-address="part3a.$H$8" chart:values-cell-range-address="part3a.$H$9:.$H$28" chart:class="chart:scatter" chart:attached-axis="primary-y" chart:style-name="G0S1">
            <chart:domain table:cell-range-address="part3a.$A$9:.$A$28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00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24.7174015748031pt" svg:width="540.7825984251968pt" chart:style-name="Crt0">
        <chart:title chart:style-name="CT00">
          <text:p text:style-name="a0" text:class-names="" text:cond-style-name="">Predictable and Unpredictable Branch 2 CPE vs Array Size</text:p>
        </chart:title>
        <chart:legend style:legend-expansion="custom" style:legend-expansion-aspect-ratio="13.567233125227471" svg:width="228.9486614173228pt" svg:height="16.87511811023622pt" svg:x="166.9169291338583pt" svg:y="307.842283464567pt" chart:style-name="Lgnd"/>
        <chart:plot-area svg:x="15.50102362204724pt" svg:y="28.54188976377953pt" svg:width="523.3461417322835pt" svg:height="269.1935433070866pt" chart:style-name="Plt0">
          <chart:axis chart:dimension="x" chart:name="primary-x" chart:style-name="Axs0">
            <chart:title chart:style-name="AT00">
              <text:p text:style-name="a1" text:class-names="" text:cond-style-name="">Array 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PE</text:p>
            </chart:title>
            <chart:grid chart:class="major" chart:style-name="GMa1"/>
          </chart:axis>
          <chart:series chart:label-cell-address="part3a.$I$8" chart:values-cell-range-address="part3a.$I$9:.$I$28" chart:class="chart:scatter" chart:attached-axis="primary-y" chart:style-name="G0S2">
            <chart:domain table:cell-range-address="part3a.$A$9:.$A$28"/>
            <chart:data-point chart:repeated="20"/>
          </chart:series>
          <chart:series chart:label-cell-address="part3a.$J$8" chart:values-cell-range-address="part3a.$J$9:.$J$28" chart:class="chart:scatter" chart:attached-axis="primary-y" chart:style-name="G0S3">
            <chart:domain table:cell-range-address="part3a.$A$9:.$A$28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